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3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Arial2" svg:font-family="Arial"/>
    <style:font-face style:name="StarSymbol" svg:font-family="StarSymbol"/>
    <style:font-face style:name="Tahoma1" svg:font-family="Tahoma"/>
    <style:font-face style:font-family-generic="modern" style:name="Courier New" svg:font-family="'Courier New'"/>
    <style:font-face style:font-pitch="variable" style:name="Liberation Serif1" svg:font-family="'Liberation Serif'"/>
    <style:font-face style:font-pitch="variable" style:name="NewsGotT" svg:font-family="NewsGotT"/>
    <style:font-face style:font-family-generic="roman" style:font-pitch="variable" style:name="Arial" svg:font-family="Arial"/>
    <style:font-face style:font-family-generic="roman" style:font-pitch="variable" style:name="Liberation Serif" svg:font-family="'Liberation Serif'"/>
    <style:font-face style:font-family-generic="roman" style:font-pitch="variable" style:name="StarSymbol1" svg:font-family="StarSymbol"/>
    <style:font-face style:font-family-generic="roman" style:font-pitch="variable" style:name="Times New Roman" svg:font-family="'Times New Roman'"/>
    <style:font-face style:font-family-generic="swiss" style:font-pitch="variable" style:name="Arial3" svg:font-family="Arial"/>
    <style:font-face style:font-adornments="Negrita" style:font-family-generic="swiss" style:font-pitch="variable" style:name="Arial1" svg:font-family="Arial"/>
    <style:font-face style:font-family-generic="swiss" style:font-pitch="variable" style:name="Calibri" svg:font-family="Calibri, 'Century Gothic'"/>
    <style:font-face style:font-family-generic="swiss" style:font-pitch="variable" style:name="Lucida Sans1" svg:font-family="'Lucida Sans'"/>
    <style:font-face style:font-family-generic="swiss" style:font-pitch="variable" style:name="NSimSun1" svg:font-family="NSimSun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Arial4" svg:font-family="Arial"/>
    <style:font-face style:font-family-generic="system" style:font-pitch="variable" style:name="Arial Unicode MS" svg:font-family="'Arial Unicode MS'"/>
    <style:font-face style:font-family-generic="system" style:font-pitch="variable" style:name="Lucida Sans" svg:font-family="'Lucida Sans'"/>
    <style:font-face style:font-family-generic="system" style:font-pitch="variable" style:name="Lucida Sans Unicode" svg:font-family="'Lucida Sans Unicode'"/>
    <style:font-face style:font-family-generic="system" style:font-pitch="variable" style:name="NSimSun" svg:font-family="NSimSun"/>
    <style:font-face style:font-family-generic="system" style:font-pitch="variable" style:name="SimSun" svg:font-family="SimSun"/>
    <style:font-face style:font-family-generic="system" style:font-pitch="variable" style:name="StarSymbol2" svg:font-family="StarSymbol"/>
    <style:font-face style:font-family-generic="system" style:font-pitch="variable" style:name="Tahoma2" svg:font-family="Tahoma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0pt" fo:font-style="normal" fo:font-weight="normal" fo:text-shadow="none" loext:opacity="0%" officeooo:paragraph-rsid="0003b72f" officeooo:rsid="0045ec7f" style:font-name="Arial3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2" style:parent-style-name="Standard">
      <style:paragraph-properties fo:text-align="end" style:justify-single-word="false"/>
      <style:text-properties fo:font-size="10pt" fo:font-style="normal" fo:font-weight="normal" fo:text-shadow="none" loext:opacity="0%" officeooo:paragraph-rsid="0066baa0" officeooo:rsid="0045ec7f" style:font-name="Arial3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3" style:parent-style-name="Standard">
      <style:paragraph-properties fo:text-align="end" style:justify-single-word="false"/>
      <style:text-properties fo:font-size="10pt" fo:font-style="normal" fo:font-variant="normal" fo:font-weight="normal" fo:letter-spacing="normal" fo:text-shadow="none" fo:text-transform="none" loext:opacity="0%" officeooo:paragraph-rsid="0066baa0" officeooo:rsid="0045ec7f" style:font-name="Arial3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4" style:parent-style-name="Standard">
      <style:text-properties fo:font-size="10pt" style:font-size-asian="10pt" style:font-size-complex="10pt"/>
    </style:style>
    <style:style style:family="paragraph" style:name="P5" style:parent-style-name="Standard">
      <style:paragraph-properties fo:hyphenation-ladder-count="no-limit" fo:line-height="100%" fo:margin-bottom="0.21cm" fo:margin-left="0cm" fo:margin-right="0.034cm" fo:margin-top="0cm" fo:text-align="center" fo:text-indent="0cm" style:auto-text-indent="false" style:contextual-spacing="false" style:justify-single-word="false"/>
      <style:text-properties fo:background-color="transparent" fo:color="#000000" fo:font-size="10pt" fo:font-style="normal" fo:font-weight="bold" fo:hyphenate="false" fo:hyphenation-push-char-count="2" fo:hyphenation-remain-char-count="2" loext:hyphenation-no-caps="false" loext:opacity="100%" style:font-name="Arial3" style:font-size-asian="10pt" style:font-size-complex="10pt" style:font-style-asian="normal" style:font-style-complex="normal" style:font-weight-asian="bold" style:font-weight-complex="bold" style:text-underline-style="none"/>
    </style:style>
    <style:style style:family="paragraph" style:name="P6" style:parent-style-name="Standard">
      <style:paragraph-properties fo:hyphenation-ladder-count="no-limit" fo:line-height="100%" fo:margin-bottom="0.21cm" fo:margin-left="0cm" fo:margin-right="0.034cm" fo:margin-top="0cm" fo:text-align="justify" fo:text-indent="0cm" style:auto-text-indent="false" style:contextual-spacing="false" style:justify-single-word="false"/>
      <style:text-properties fo:background-color="transparent" fo:color="#000000" fo:font-size="10pt" fo:font-style="normal" fo:font-weight="normal" fo:hyphenate="false" fo:hyphenation-push-char-count="2" fo:hyphenation-remain-char-count="2" loext:hyphenation-no-caps="false" loext:opacity="100%" officeooo:paragraph-rsid="002a60fd" officeooo:rsid="002a60fd" style:font-name="Arial3" style:font-size-asian="10pt" style:font-size-complex="10pt" style:font-style-asian="normal" style:font-style-complex="normal" style:font-weight-asian="normal" style:font-weight-complex="normal"/>
    </style:style>
    <style:style style:family="paragraph" style:name="P7" style:parent-style-name="Standard">
      <style:paragraph-properties fo:hyphenation-ladder-count="no-limit" fo:line-height="100%" fo:margin-bottom="0.21cm" fo:margin-left="0cm" fo:margin-right="0.034cm" fo:margin-top="0cm" fo:text-align="justify" fo:text-indent="0cm" style:auto-text-indent="false" style:contextual-spacing="false" style:justify-single-word="false"/>
      <style:text-properties fo:background-color="transparent" fo:color="#000000" fo:font-size="10pt" fo:font-style="normal" fo:font-weight="normal" fo:hyphenate="false" fo:hyphenation-push-char-count="2" fo:hyphenation-remain-char-count="2" loext:hyphenation-no-caps="false" loext:opacity="100%" officeooo:paragraph-rsid="002b9d9f" officeooo:rsid="002b9d9f" style:country-asian="CN" style:country-complex="IN" style:font-name="Arial3" style:font-name-asian="SimSun" style:font-name-complex="Arial4" style:font-size-asian="10pt" style:font-size-complex="10pt" style:font-style-asian="normal" style:font-style-complex="normal" style:font-weight-asian="normal" style:font-weight-complex="normal" style:language-asian="zh" style:language-complex="hi" style:letter-kerning="true"/>
    </style:style>
    <style:style style:family="paragraph" style:name="P8" style:parent-style-name="Text_20_body">
      <loext:graphic-properties draw:fill="solid" draw:fill-color="#ffffff" draw:opacity="100%"/>
      <style:paragraph-properties fo:background-color="#ffffff" fo:hyphenation-ladder-count="no-limit" fo:line-height="100%" fo:margin-bottom="0.21cm" fo:margin-left="0cm" fo:margin-right="0.034cm" fo:margin-top="0cm" fo:text-align="justify" fo:text-indent="0cm" style:auto-text-indent="false" style:contextual-spacing="false" style:justify-single-word="false"/>
      <style:text-properties fo:font-size="10pt" fo:font-style="normal" fo:font-weight="normal" fo:hyphenate="false" fo:hyphenation-push-char-count="2" fo:hyphenation-remain-char-count="2" fo:text-shadow="none" loext:hyphenation-no-caps="false" loext:opacity="0%" officeooo:paragraph-rsid="002a60fd" officeooo:rsid="0045ec7f" style:font-name="Arial3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9" style:parent-style-name="Text_20_body_20__28_user_29_">
      <style:paragraph-properties fo:line-height="100%" fo:text-align="justify" style:justify-single-word="false"/>
      <style:text-properties fo:font-size="8pt" fo:font-weight="bold" officeooo:paragraph-rsid="002a60fd" style:font-name="Arial" style:font-size-asian="8pt" style:font-size-complex="8pt" style:font-weight-asian="bold" style:font-weight-complex="bold"/>
    </style:style>
    <style:style style:family="paragraph" style:name="P10" style:parent-style-name="Text_20_body_20__28_user_29_">
      <style:paragraph-properties fo:line-height="100%" fo:margin-bottom="0.21cm" fo:margin-top="0cm" fo:text-align="justify" style:contextual-spacing="false" style:justify-single-word="false"/>
      <style:text-properties fo:color="#000000" fo:font-size="10pt" loext:opacity="100%" officeooo:paragraph-rsid="002b9d9f" style:font-name="Arial3" style:font-size-asian="10pt" style:font-size-complex="10pt"/>
    </style:style>
    <style:style style:family="paragraph" style:name="P11" style:parent-style-name="Text_20_body_20__28_user_29_">
      <style:paragraph-properties fo:margin-bottom="0.21cm" fo:margin-top="0cm" fo:text-align="center" style:contextual-spacing="false" style:justify-single-word="false"/>
      <style:text-properties fo:color="#000000" fo:font-size="10pt" loext:opacity="100%" officeooo:paragraph-rsid="002bd4d8" style:font-name="Arial3" style:font-name-complex="Arial4" style:font-size-asian="10pt" style:font-size-complex="10pt"/>
    </style:style>
    <style:style style:family="paragraph" style:name="P12" style:parent-style-name="Text_20_body_20__28_user_29_">
      <style:paragraph-properties fo:line-height="100%" fo:margin-bottom="0.21cm" fo:margin-top="0cm" fo:text-align="center" style:contextual-spacing="false" style:justify-single-word="false"/>
      <style:text-properties fo:color="#000000" fo:font-size="10pt" fo:font-weight="bold" loext:opacity="100%" officeooo:paragraph-rsid="002b9d9f" officeooo:rsid="003bd40d" style:font-name="Arial3" style:font-size-asian="10pt" style:font-size-complex="10pt" style:font-weight-asian="bold" style:font-weight-complex="bold"/>
    </style:style>
    <style:style style:family="paragraph" style:name="P13" style:parent-style-name="Text_20_body_20__28_user_29_">
      <style:paragraph-properties fo:line-height="100%" fo:margin-bottom="0.21cm" fo:margin-top="0cm" fo:text-align="justify" style:contextual-spacing="false" style:justify-single-word="false"/>
      <style:text-properties fo:background-color="transparent" fo:color="#000000" fo:font-size="10pt" fo:font-style="normal" loext:opacity="100%" officeooo:paragraph-rsid="002b9d9f" officeooo:rsid="002b9d9f" style:country-asian="CN" style:country-complex="IN" style:font-name="Arial3" style:font-name-asian="SimSun" style:font-name-complex="Arial3" style:font-size-asian="10pt" style:font-size-complex="10pt" style:font-style-asian="normal" style:font-style-complex="normal" style:language-asian="zh" style:language-complex="hi" style:letter-kerning="true"/>
    </style:style>
    <style:style style:family="paragraph" style:name="P14" style:parent-style-name="Text_20_body_20__28_user_29_">
      <style:paragraph-properties fo:line-height="100%" fo:margin-bottom="0.21cm" fo:margin-top="0cm" fo:text-align="justify" style:contextual-spacing="false" style:justify-single-word="false"/>
      <style:text-properties fo:font-size="10pt" officeooo:paragraph-rsid="002b9d9f" style:font-name="Arial3" style:font-size-asian="10pt" style:font-size-complex="10pt"/>
    </style:style>
    <style:style style:family="paragraph" style:name="P15" style:parent-style-name="Text_20_body_20__28_user_29_">
      <style:paragraph-properties fo:line-height="100%" fo:margin-bottom="0.21cm" fo:margin-top="0cm" fo:text-align="center" style:contextual-spacing="false" style:justify-single-word="false"/>
      <style:text-properties fo:font-size="10pt" officeooo:paragraph-rsid="002bd4d8" style:font-name="Arial3" style:font-size-asian="10pt" style:font-size-complex="10pt"/>
    </style:style>
    <style:style style:family="paragraph" style:name="P16" style:parent-style-name="Text_20_body">
      <style:paragraph-properties fo:hyphenation-ladder-count="no-limit" fo:line-height="100%" fo:margin-bottom="0.21cm" fo:margin-top="0cm" fo:text-align="justify" style:contextual-spacing="false" style:justify-single-word="false"/>
      <style:text-properties fo:font-size="10pt" fo:font-style="normal" fo:font-weight="normal" fo:hyphenate="false" fo:hyphenation-push-char-count="2" fo:hyphenation-remain-char-count="2" fo:text-shadow="none" loext:hyphenation-no-caps="false" loext:opacity="0%" officeooo:paragraph-rsid="002a60fd" officeooo:rsid="0045ec7f" style:font-name="Arial3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master-page-name="" style:name="P17" style:parent-style-name="Text_20_body">
      <style:paragraph-properties fo:hyphenation-ladder-count="no-limit" fo:line-height="100%" fo:margin-bottom="0.21cm" fo:margin-top="0cm" fo:text-align="justify" style:contextual-spacing="false" style:justify-single-word="false" style:page-number="auto"/>
      <style:text-properties fo:font-size="10pt" fo:font-style="normal" fo:font-weight="normal" fo:hyphenate="false" fo:hyphenation-push-char-count="2" fo:hyphenation-remain-char-count="2" fo:text-shadow="none" loext:hyphenation-no-caps="false" loext:opacity="0%" officeooo:paragraph-rsid="002a60fd" officeooo:rsid="0045ec7f" style:font-name="Arial3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master-page-name="Standard" style:name="P18" style:parent-style-name="Text_20_body_20__28_user_29_">
      <style:paragraph-properties fo:line-height="100%" fo:text-align="center" style:justify-single-word="false" style:page-number="auto"/>
      <style:text-properties fo:font-size="13pt" fo:font-style="italic" fo:font-weight="bold" officeooo:paragraph-rsid="00348ab8" officeooo:rsid="003b8962" style:font-name="Arial" style:font-size-asian="13pt" style:font-size-complex="13pt" style:font-style-asian="italic" style:font-weight-asian="bold" style:font-weight-complex="bold"/>
    </style:style>
    <style:style style:family="paragraph" style:name="P19" style:parent-style-name="Text_20_body">
      <style:paragraph-properties fo:text-align="justify" style:justify-single-word="false"/>
    </style:style>
    <style:style style:family="paragraph" style:name="P20">
      <loext:graphic-properties draw:fill="none" draw:fill-color="#ffffff"/>
      <style:paragraph-properties style:writing-mode="lr-tb"/>
      <style:text-properties fo:font-size="6pt" fo:font-style="normal" fo:font-weight="bold" style:font-name="NewsGotT" style:font-size-asian="6pt" style:font-size-complex="6pt" style:font-style-asian="normal" style:font-style-complex="normal" style:font-weight-asian="bold" style:font-weight-complex="bold"/>
    </style:style>
    <style:style style:family="text" style:name="T1">
      <style:text-properties fo:font-variant="normal" fo:letter-spacing="normal" fo:text-transform="none"/>
    </style:style>
    <style:style style:family="text" style:name="T2">
      <style:text-properties fo:color="#000000" loext:opacity="100%"/>
    </style:style>
    <style:style style:family="text" style:name="T3">
      <style:text-properties fo:background-color="transparent" fo:color="#000000" fo:font-size="10pt" fo:font-style="normal" fo:font-weight="normal" loext:char-shading-value="0" loext:opacity="100%" officeooo:rsid="002690e2" style:font-name="Arial3" style:font-name-complex="Arial3" style:font-size-asian="10pt" style:font-size-complex="10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">
      <style:text-properties fo:background-color="transparent" fo:color="#000000" fo:country="ES" fo:font-size="10pt" fo:font-style="normal" fo:font-weight="normal" fo:language="es" fo:letter-spacing="-0.004cm" loext:char-shading-value="0" loext:opacity="100%" officeooo:rsid="0053cd9d" style:font-name="Arial3" style:font-name-complex="Tahoma" style:font-size-asian="10pt" style:font-size-complex="10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5">
      <style:text-properties fo:background-color="transparent" fo:color="#000000" fo:country="ES" fo:font-size="10pt" fo:font-style="normal" fo:font-weight="normal" fo:language="es" fo:letter-spacing="-0.004cm" loext:char-shading-value="0" loext:opacity="100%" officeooo:rsid="0053cd9d" style:country-complex="SA" style:font-name="Arial3" style:font-name-asian="Verdana" style:font-name-complex="Arial3" style:font-size-asian="10pt" style:font-size-complex="10pt" style:font-style-asian="normal" style:font-style-complex="normal" style:font-weight-asian="normal" style:font-weight-complex="normal" style:language-complex="ar" style:text-blinking="false" style:text-line-through-style="none" style:text-line-through-type="none" style:text-underline-style="none"/>
    </style:style>
    <style:style style:family="text" style:name="T6">
      <style:text-properties fo:background-color="transparent" fo:color="#000000" fo:country="ES" fo:font-size="10pt" fo:font-style="normal" fo:font-weight="normal" fo:language="es" fo:letter-spacing="-0.004cm" loext:char-shading-value="0" loext:opacity="100%" officeooo:rsid="00040fc1" style:font-name="Arial2" style:font-name-complex="Arial3" style:font-size-asian="10pt" style:font-size-complex="10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7">
      <style:text-properties fo:background-color="transparent" fo:color="#000000" fo:country="ES" fo:font-size="10pt" fo:font-style="normal" fo:font-weight="normal" fo:language="es" fo:letter-spacing="-0.004cm" loext:char-shading-value="0" loext:opacity="100%" officeooo:rsid="00040fc1" style:country-complex="SA" style:font-name="Arial2" style:font-name-asian="Verdana" style:font-name-complex="Arial3" style:font-size-asian="10pt" style:font-size-complex="10pt" style:font-style-asian="normal" style:font-style-complex="normal" style:font-weight-asian="normal" style:font-weight-complex="normal" style:language-complex="ar" style:text-blinking="false" style:text-line-through-style="none" style:text-line-through-type="none" style:text-underline-style="none"/>
    </style:style>
    <style:style style:family="text" style:name="T8">
      <style:text-properties fo:background-color="transparent" fo:color="#000000" loext:char-shading-value="0" loext:opacity="100%" officeooo:rsid="004ba6fb" style:font-name-complex="Arial3" style:text-blinking="false"/>
    </style:style>
    <style:style style:family="text" style:name="T9">
      <style:text-properties fo:color="#000000" fo:font-weight="bold" loext:opacity="100%" style:font-weight-asian="bold" style:font-weight-complex="bold"/>
    </style:style>
    <style:style style:family="text" style:name="T10">
      <style:text-properties fo:color="#000000" fo:font-weight="bold" loext:opacity="100%" officeooo:rsid="002d6cdc" style:font-weight-asian="bold" style:font-weight-complex="bold"/>
    </style:style>
    <style:style style:family="text" style:name="T11">
      <style:text-properties fo:background-color="transparent" fo:color="#000000" loext:char-shading-value="0" loext:opacity="100%" officeooo:rsid="002b9d9f" style:country-asian="CN" style:country-complex="IN" style:font-name-asian="SimSun" style:font-name-complex="Lucida Sans" style:language-asian="zh" style:language-complex="hi" style:letter-kerning="true"/>
    </style:style>
    <style:style style:family="text" style:name="T12">
      <style:text-properties fo:background-color="transparent" fo:color="#000000" fo:font-style="normal" loext:char-shading-value="0" loext:opacity="100%" officeooo:rsid="002b9d9f" style:country-asian="CN" style:country-complex="IN" style:font-name-asian="SimSun" style:font-name-complex="Arial3" style:font-style-asian="normal" style:font-style-complex="normal" style:language-asian="zh" style:language-complex="hi" style:letter-kerning="true"/>
    </style:style>
    <style:style style:family="text" style:name="T13">
      <style:text-properties fo:background-color="transparent" fo:color="#000000" fo:country="ES" fo:font-style="normal" fo:font-weight="normal" fo:language="es" fo:letter-spacing="-0.004cm" loext:char-shading-value="0" loext:opacity="100%" officeooo:rsid="00040fc1" style:country-asian="CN" style:country-complex="IN" style:font-name="Arial2" style:font-name-asian="SimSun" style:font-name-complex="Arial3" style:font-style-asian="normal" style:font-style-complex="normal" style:font-weight-asian="normal" style:font-weight-complex="normal" style:language-asian="zh" style:language-complex="hi" style:letter-kerning="true" style:text-underline-style="none"/>
    </style:style>
    <style:style style:family="text" style:name="T14">
      <style:text-properties fo:background-color="transparent" fo:color="#000000" fo:country="ES" fo:font-size="10pt" fo:font-style="normal" fo:language="es" loext:char-shading-value="0" loext:opacity="100%" officeooo:rsid="0024a0da" style:country-asian="CN" style:country-complex="IN" style:font-name="Arial1" style:font-name-asian="SimSun" style:font-name-complex="Lucida Sans" style:font-size-asian="10pt" style:font-size-complex="10pt" style:language-asian="zh" style:language-complex="hi" style:letter-kerning="true" style:text-underline-style="none"/>
    </style:style>
    <style:style style:family="text" style:name="T15">
      <style:text-properties fo:background-color="transparent" fo:color="#000000" fo:font-size="10pt" fo:font-weight="normal" loext:char-shading-value="0" loext:opacity="100%" officeooo:rsid="00314a15" style:font-name="Arial3" style:font-name-complex="Arial4" style:font-size-asian="10pt" style:font-size-complex="10pt" style:font-weight-asian="normal" style:font-weight-complex="normal"/>
    </style:style>
    <style:style style:family="text" style:name="T16">
      <style:text-properties fo:background-color="transparent" fo:color="#000000" fo:font-size="10pt" fo:font-weight="normal" loext:char-shading-value="0" loext:opacity="100%" officeooo:rsid="0053cd9d" style:font-name="Arial3" style:font-name-complex="Arial4" style:font-size-asian="10pt" style:font-size-complex="10pt" style:font-weight-asian="normal" style:font-weight-complex="normal"/>
    </style:style>
    <style:style style:family="text" style:name="T17">
      <style:text-properties fo:background-color="transparent" fo:color="#000000" fo:font-size="10pt" fo:font-weight="normal" loext:char-shading-value="0" loext:opacity="100%" officeooo:rsid="00526d00" style:font-name="Arial3" style:font-name-complex="Arial4" style:font-size-asian="10pt" style:font-size-complex="10pt" style:font-weight-asian="normal" style:font-weight-complex="normal"/>
    </style:style>
    <style:style style:family="text" style:name="T18">
      <style:text-properties fo:background-color="transparent" fo:color="#000000" fo:font-size="10pt" fo:font-style="normal" fo:font-weight="normal" loext:char-shading-value="0" loext:opacity="100%" officeooo:rsid="003f680b" style:font-name="Arial3" style:font-name-complex="Arial4" style:font-size-asian="10pt" style:font-size-complex="10pt" style:font-style-asian="normal" style:font-style-complex="normal" style:font-weight-asian="normal" style:font-weight-complex="normal"/>
    </style:style>
    <style:style style:family="text" style:name="T19">
      <style:text-properties fo:background-color="transparent" fo:color="#000000" fo:font-size="10pt" fo:font-style="normal" fo:font-weight="normal" loext:char-shading-value="0" loext:opacity="100%" officeooo:rsid="001541bd" style:font-name="Arial3" style:font-name-complex="Arial4" style:font-size-asian="10pt" style:font-size-complex="10pt" style:font-style-asian="normal" style:font-style-complex="normal" style:font-weight-asian="normal" style:font-weight-complex="normal"/>
    </style:style>
    <style:style style:family="text" style:name="T20">
      <style:text-properties officeooo:rsid="004f60b7"/>
    </style:style>
    <style:style style:family="text" style:name="T21">
      <style:text-properties fo:background-color="transparent" fo:color="#2a6099" fo:font-size="10pt" fo:font-style="normal" fo:font-weight="bold" loext:char-shading-value="0" loext:opacity="100%" officeooo:rsid="0034e3f9" style:font-name="Arial3" style:font-name-complex="Arial4" style:font-size-asian="10pt" style:font-size-complex="10pt" style:font-style-asian="normal" style:font-style-complex="normal" style:font-weight-asian="bold" style:font-weight-complex="bold"/>
    </style:style>
    <style:style style:family="text" style:name="T22">
      <style:text-properties fo:background-color="transparent" fo:color="#2a6099" fo:font-size="10pt" fo:font-style="normal" fo:font-weight="bold" loext:char-shading-value="0" loext:opacity="100%" officeooo:rsid="003f680b" style:font-name="Arial3" style:font-name-complex="Arial4" style:font-size-asian="10pt" style:font-size-complex="10pt" style:font-style-asian="normal" style:font-style-complex="normal" style:font-weight-asian="bold" style:font-weight-complex="bold"/>
    </style:style>
    <style:style style:family="text" style:name="T23">
      <style:text-properties style:country-asian="CN" style:country-complex="IN" style:font-name-asian="SimSun" style:font-name-complex="Arial4" style:language-asian="zh" style:language-complex="hi" style:letter-kerning="true"/>
    </style:style>
    <style:style style:family="text" style:name="T24">
      <style:text-properties officeooo:rsid="00476f4f" style:country-asian="CN" style:country-complex="IN" style:font-name-asian="SimSun" style:font-name-complex="Arial4" style:language-asian="zh" style:language-complex="hi" style:letter-kerning="true"/>
    </style:style>
    <style:style style:family="text" style:name="T25">
      <style:text-properties officeooo:rsid="002b9d9f" style:country-asian="CN" style:country-complex="IN" style:font-name-asian="SimSun" style:font-name-complex="Arial4" style:language-asian="zh" style:language-complex="hi" style:letter-kerning="true"/>
    </style:style>
    <style:style style:family="text" style:name="T26">
      <style:text-properties officeooo:rsid="0030aca8" style:country-asian="CN" style:country-complex="IN" style:font-name-asian="SimSun" style:font-name-complex="Arial4" style:language-asian="zh" style:language-complex="hi" style:letter-kerning="true"/>
    </style:style>
    <style:style style:family="text" style:name="T27">
      <style:text-properties fo:background-color="transparent" fo:country="ES" fo:font-style="normal" fo:font-weight="bold" fo:language="es" fo:letter-spacing="-0.004cm" loext:char-shading-value="0" officeooo:rsid="0024a0da" style:font-name="Arial1" style:font-name-complex="Arial3" style:font-weight-asian="bold" style:font-weight-complex="bold" style:text-underline-style="none"/>
    </style:style>
    <style:style style:family="text" style:name="T28">
      <style:text-properties fo:background-color="transparent" fo:country="ES" fo:font-style="normal" fo:font-weight="bold" fo:language="es" fo:letter-spacing="-0.004cm" loext:char-shading-value="0" officeooo:rsid="00040fc1" style:font-name="Arial2" style:font-name-complex="Arial3" style:font-weight-asian="bold" style:font-weight-complex="bold" style:text-underline-style="none"/>
    </style:style>
    <style:style style:family="text" style:name="T29">
      <style:text-properties fo:background-color="transparent" fo:country="ES" fo:font-style="normal" fo:font-weight="normal" fo:language="es" fo:letter-spacing="-0.004cm" loext:char-shading-value="0" officeooo:rsid="00040fc1" style:font-name="Arial2" style:font-name-complex="Arial3" style:font-weight-asian="normal" style:font-weight-complex="normal" style:text-underline-style="none"/>
    </style:style>
    <style:style style:family="text" style:name="T30">
      <style:text-properties fo:font-weight="bold" officeooo:rsid="00149f96" style:font-weight-asian="bold" style:font-weight-complex="bold"/>
    </style:style>
    <style:style style:family="text" style:name="T31">
      <style:text-properties officeooo:rsid="002f518e"/>
    </style:style>
    <style:style style:family="text" style:name="T32">
      <style:text-properties officeooo:rsid="0030aca8"/>
    </style:style>
    <style:style style:family="text" style:name="T33">
      <style:text-properties fo:country="ES" fo:font-size="10pt" fo:language="es" style:font-name="Arial3" style:font-size-asian="10pt" style:font-size-complex="10pt"/>
    </style:style>
    <style:style style:family="text" style:name="T34">
      <style:text-properties fo:color="#000000" fo:country="BR" fo:font-size="6pt" fo:font-style="normal" fo:font-weight="bold" fo:language="pt" loext:opacity="100%" style:country-asian="ES" style:country-complex="SA" style:font-name="NewsGotT" style:font-name-asian="Calibri" style:font-name-complex="Calibri" style:font-size-asian="6pt" style:font-size-complex="6pt" style:font-style-asian="normal" style:font-style-complex="normal" style:font-weight-asian="bold" style:font-weight-complex="bold" style:language-asian="es" style:language-complex="ar"/>
    </style:style>
    <style:style style:family="graphic" style:name="gr1">
      <style:graphic-properties draw:fill="none" draw:fill-color="#ffffff" draw:stroke="none" draw:wrap-influence-on-position="once-concurrent" fo:min-height="1.379cm" loext:allow-overlap="true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/>
      <style:paragraph-properties style:writing-mode="lr-tb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ESOLUCIÓN <text:span text:style-name="T20">ALCALDÍA</text:span></text:p>
      <text:p text:style-name="P9"/>
      <text:p text:style-name="P17">Número de expediente: $$V_NUMEXP$$</text:p>
      <text:p text:style-name="P16">Nombre del expediente: $$V_TITULOEXP$$</text:p>
      <text:p text:style-name="P8"><text:span text:style-name="T3">Fecha: $$DIA_SISTEMA$$ </text:span><text:span text:style-name="T8">de </text:span><text:span text:style-name="T3">$$MES_SISTEMA$$ </text:span><text:span text:style-name="T8">de </text:span><text:span text:style-name="T3">$$EJERCICIO_SISTEMA$$</text:span></text:p>
      <text:p text:style-name="P5"/>
      <text:p text:style-name="P19"><text:span text:style-name="T19">En fecha $$DIA_REGISTRO_SOLIC$$ de $$MES_REGISTRO_SOLIC$$ de $$EJERCICIO_REGISTRO_SOLIC$$ se presentó solicitud por $$INTERESADO_PRESENTACION$$</text:span></text:p>
      <text:p text:style-name="P6">A la vista del informe de los/las <text:span text:style-name="T32">t</text:span>écnicos/as municipales <text:span text:style-name="T32">o de la Diputación Provincial </text:span>de fecha $$F_F_ITS$$<text:span text:style-name="T24"> </text:span><text:span text:style-name="T23">y del informe jurídico de fecha $$F_F_IJU$$</text:span><text:span text:style-name="T24">, </text:span><text:span text:style-name="T25">se requirió al interesado para que subsanara las deficiencias detectadas y los preceptos de la normativa infringidos, </text:span><text:span text:style-name="T26">en fecha $$F_F_RSD$$.</text:span></text:p>
      <text:p text:style-name="P7">Transcurrido el plazo <text:span text:style-name="T31">de $$PLAZO_SUBSANACION$$ concedido para subsanar</text:span>, establecido en el artículo 16.2 del Reglamento de Disciplina Urbanística de la Comunidad Autónoma de Andalucía, aprobado por el Decreto 60/2010, de 16 de marzo, sin que el interesado haya subsanado correctamente, y en virtud de lo establecido en el artículo 16.3 del Reglamento de Disciplina Urbanística de la Comunidad Autónoma de Andalucía, vengo a emitir la siguiente:</text:p>
      <text:p text:style-name="P7"/>
      <text:p text:style-name="P12">RESOLUCIÓN</text:p>
      <text:p text:style-name="P10"/>
      <text:p text:style-name="P14"><text:span text:style-name="T10">ÚNICO</text:span><text:span text:style-name="T9">.-</text:span><text:span text:style-name="T2"> </text:span><text:span text:style-name="T11">Declarar caducado el procedimiento</text:span><text:span text:style-name="T12">, al haberse superado el plazo máximo establecido para la subsanación de deficiencias sin que el interesado haya subsanado, y proceder a su archivo sin más trámite.</text:span></text:p>
      <text:p text:style-name="P13">$$PIE_123_39_2MESES$$</text:p>
      <text:p text:style-name="P13"/>
      <text:p text:style-name="P11"><text:span text:style-name="Fuente_20_de_20_párrafo_20_predeter."><text:span text:style-name="T27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28"><text:text-input text:description="JOOScript">${(FIRMANTES_FDO_AUXILIAR)!}</text:text-input></text:span></text:span><text:span text:style-name="T30"><text:s/></text:span><text:span text:style-name="Fuente_20_de_20_párrafo_20_predeter."><text:span text:style-name="T29"><text:text-input text:description="JOOScript">${(FIRMANTES_AUXILIAR)!}</text:text-input></text:span></text:span><text:span text:style-name="Fuente_20_de_20_párrafo_20_predeter."><text:span text:style-name="T29"><text:s/></text:span></text:span></text:p>
      <text:p text:style-name="P15"><text:span text:style-name="Fuente_20_de_20_párrafo_20_predeter."><text:span text:style-name="T13"><text:text-input text:description="JOOScript">${(FIRMANTE_DELEGACION_AUXILIAR)!}</text:text-input></text:span></text:span><text:span text:style-name="Fuente_20_de_20_párrafo_20_predeter."><text:span text:style-name="T13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3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3" fo:font-family="Arial" style:font-family-generic="swiss" style:font-pitch="variable" fo:font-size="11pt" fo:language="es" fo:country="ES" style:font-size-asian="11pt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3" fo:font-family="Arial" style:font-family-generic="swiss" style:font-pitch="variable" fo:font-size="7pt" style:font-size-asian="7pt" style:font-size-complex="7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3" fo:font-family="Arial" style:font-family-generic="swiss" style:font-pitch="variable" fo:font-size="9pt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9" style:display-name="WW_CharLFO3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3LVL8" style:display-name="WW_CharLFO3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3LVL7" style:display-name="WW_CharLFO3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3LVL6" style:display-name="WW_CharLFO3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3LVL5" style:display-name="WW_CharLFO3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3LVL4" style:display-name="WW_CharLFO3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3LVL3" style:display-name="WW_CharLFO3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3LVL2" style:display-name="WW_CharLFO3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3LVL1" style:display-name="WW_CharLFO3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03b7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3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5" style:family="paragraph" style:parent-style-name="Standard">
      <style:text-properties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printed-by>MARIA JOSE CAMINERO MARQUES</meta:printed-by>
    <dc:language>es-ES</dc:language>
    <meta:editing-cycles>91</meta:editing-cycles>
    <meta:editing-duration>PT8H21M44S</meta:editing-duration>
    <dc:date>2021-03-02T14:52:30.470000000</dc:date>
    <meta:document-statistic meta:table-count="0" meta:image-count="0" meta:object-count="0" meta:page-count="1" meta:paragraph-count="18" meta:word-count="187" meta:character-count="1472" meta:non-whitespace-character-count="1306"/>
    <meta:user-defined meta:name="Info 1"/>
    <meta:user-defined meta:name="Info 2"/>
    <meta:user-defined meta:name="Info 3"/>
    <meta:user-defined meta:name="Info 4"/>
  </office:meta>
</office:document-meta>
</file>